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9">
      <style:paragraph-properties fo:text-align="start" style:justify-single-word="false"/>
      <style:text-properties officeooo:paragraph-rsid="0084ba8b"/>
    </style:style>
    <style:style style:name="P2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3" style:family="paragraph" style:parent-style-name="Text_20_body" style:list-style-name="L8">
      <style:paragraph-properties fo:text-align="start" style:justify-single-word="false"/>
      <style:text-properties officeooo:rsid="007e9a34" officeooo:paragraph-rsid="007e9a34"/>
    </style:style>
    <style:style style:name="P4" style:family="paragraph" style:parent-style-name="Text_20_body" style:list-style-name="L8">
      <style:paragraph-properties fo:text-align="start" style:justify-single-word="false"/>
      <style:text-properties officeooo:rsid="00804f41" officeooo:paragraph-rsid="00804f41"/>
    </style:style>
    <style:style style:name="P5" style:family="paragraph" style:parent-style-name="Text_20_body" style:list-style-name="L8">
      <style:paragraph-properties fo:text-align="start" style:justify-single-word="false"/>
      <style:text-properties officeooo:rsid="008195c3" officeooo:paragraph-rsid="008195c3"/>
    </style:style>
    <style:style style:name="P6" style:family="paragraph" style:parent-style-name="Text_20_body" style:list-style-name="L8">
      <style:paragraph-properties fo:text-align="start" style:justify-single-word="false"/>
      <style:text-properties officeooo:rsid="0081fdc0" officeooo:paragraph-rsid="0081fdc0"/>
    </style:style>
    <style:style style:name="P7" style:family="paragraph" style:parent-style-name="Text_20_body" style:list-style-name="L8">
      <style:paragraph-properties fo:text-align="start" style:justify-single-word="false"/>
      <style:text-properties officeooo:rsid="00834be0" officeooo:paragraph-rsid="00834be0"/>
    </style:style>
    <style:style style:name="P8" style:family="paragraph" style:parent-style-name="Text_20_body" style:list-style-name="L8">
      <style:paragraph-properties fo:text-align="start" style:justify-single-word="false"/>
      <style:text-properties officeooo:rsid="0085477e" officeooo:paragraph-rsid="0085477e"/>
    </style:style>
    <style:style style:name="P9" style:family="paragraph" style:parent-style-name="Text_20_body" style:list-style-name="L8">
      <style:paragraph-properties fo:text-align="start" style:justify-single-word="false"/>
      <style:text-properties officeooo:rsid="00863654" officeooo:paragraph-rsid="00863654"/>
    </style:style>
    <style:style style:name="T1" style:family="text">
      <style:text-properties fo:font-weight="bold" officeooo:rsid="00328257"/>
    </style:style>
    <style:style style:name="T2" style:family="text">
      <style:text-properties officeooo:rsid="00328257"/>
    </style:style>
    <style:style style:name="T3" style:family="text">
      <style:text-properties officeooo:rsid="007c6357"/>
    </style:style>
    <style:style style:name="T4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7d0706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7d7818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81fdc0" style:font-size-asian="13.1000003814697pt" style:font-weight-asian="normal" style:font-size-complex="15pt" style:font-weight-complex="normal"/>
    </style:style>
    <style:style style:name="T8" style:family="text">
      <style:text-properties fo:font-size="15pt" fo:font-style="italic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9" style:family="text">
      <style:text-properties fo:font-size="15pt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873764" style:font-size-asian="13.1000003814697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virtualenv</text:span> Learning</text:p>
      <text:p text:style-name="P2"/>
      <text:list xml:id="list701932188" text:style-name="L9">
        <text:list-item>
          <text:p text:style-name="P1"><text:span text:style-name="T2">A </text:span><text:span text:style-name="T1">virtual environment</text:span><text:span text:style-name="T2"> is a tool that helps to keep dependencies required by different projects separate by creating isolated </text:span><text:span text:style-name="T1">python virtual environments</text:span><text:span text:style-name="T2"> for them</text:span></text:p>
          <text:p text:style-name="P1"/>
        </text:list-item>
        <text:list-item>
          <text:p text:style-name="P1"><text:span text:style-name="T5">pip install virtualenv<text:tab/><text:tab/></text:span><text:span text:style-name="T6">(install the package)</text:span></text:p>
        </text:list-item>
      </text:list>
      <text:list xml:id="list3124994757" text:style-name="L8">
        <text:list-item>
          <text:p text:style-name="P4"><text:span text:style-name="T4">virtualenv ENV-NAME<text:tab/>(Create a new virtual-environment in current <text:tab/><text:tab/><text:tab/><text:tab/><text:tab/>directory)</text:span></text:p>
        </text:list-item>
        <text:list-item>
          <text:p text:style-name="P9"><text:span text:style-name="T4">virtualenv -p usr</text:span><text:span text:style-name="T8">/</text:span><text:span text:style-name="T9">bin/python2.6 </text:span><text:span text:style-name="T10">ENV-NAME</text:span><text:span text:style-name="T9"><text:tab/>(specify the version that <text:tab/><text:tab/><text:tab/><text:tab/><text:tab/><text:tab/><text:tab/><text:tab/>we you have to use in the <text:tab/><text:tab/><text:tab/><text:tab/><text:tab/><text:tab/><text:tab/><text:tab/>environment)</text:span></text:p>
        </text:list-item>
        <text:list-item>
          <text:p text:style-name="P3"><text:span text:style-name="T4">pip list<text:tab/><text:tab/><text:tab/><text:tab/>(list the installed site packages)</text:span></text:p>
        </text:list-item>
        <text:list-item>
          <text:p text:style-name="P4"><text:span text:style-name="T4">source ENV-NAME/bin/activate<text:tab/>(Activates <text:s/>the environment)</text:span></text:p>
        </text:list-item>
        <text:list-item>
          <text:p text:style-name="P5"><text:span text:style-name="T4">which </text:span><text:span text:style-name="T7">PACKAGE-NAME</text:span><text:span text:style-name="T4"> <text:tab/></text:span><text:span text:style-name="T7">(path to the package)</text:span></text:p>
        </text:list-item>
        <text:list-item>
          <text:p text:style-name="P6"><text:span text:style-name="T4">pip freeze --local &gt; requirements.txt<text:tab/>(write packages and version <text:tab/><text:tab/><text:tab/><text:tab/><text:tab/><text:tab/><text:tab/><text:tab/>numbers in requirements.txt file)</text:span></text:p>
        </text:list-item>
        <text:list-item>
          <text:p text:style-name="P8"><text:span text:style-name="T4">pip install -r requirements.txt<text:tab/><text:tab/><text:tab/>(install packages listed in text <text:tab/><text:tab/><text:tab/><text:tab/><text:tab/><text:tab/><text:tab/>file)</text:span></text:p>
        </text:list-item>
        <text:list-item>
          <text:p text:style-name="P7"><text:span text:style-name="T4">deactivate <text:tab/><text:tab/><text:tab/><text:tab/>(Deactivates the active environment)</text:span></text:p>
        </text:list-item>
        <text:list-item>
          <text:p text:style-name="P7"><text:span text:style-name="T4">rm -rf ENV-NAME/<text:tab/><text:tab/>(Removes a virtual environmen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3T15:30:15.861986367</dc:date>
    <meta:editing-duration>PT7H35M3S</meta:editing-duration>
    <meta:editing-cycles>10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23" meta:character-count="868" meta:non-whitespace-character-count="721"/>
  </office:meta>
</office:document-meta>
</file>